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994cm" svg:height="4.867cm" draw:transform="skewX (0.000174532925199453) rotate (0.0980875039620813) translate (0.630091240599195cm 3.35107300396143cm)" svg:viewBox="0 0 3995 4868" svg:d="M377 87c2403-363 3787 419 3601 2174-188 1755-1652 2702-3867 2600-188-10-149-793 207-795 1229 47 2886-37 3023-1644 139-1607-1780-1897-2992-1557-284-9-273-733 28-778z">
          <text:p/>
        </draw:path>
        <draw:path draw:style-name="gr2" draw:text-style-name="P1" draw:layer="layout" svg:width="0.903cm" svg:height="0.66cm" draw:transform="skewX (0.00122173047639608) rotate (-2.15652882376419) translate (1.6208736382087cm 3.51919549264572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4.191cm" svg:height="0.793cm" draw:transform="skewX (-0.000523598775598298) rotate (-1.55299396842455) translate (1.65700926835889cm 3.65565702879874cm)" svg:viewBox="0 0 4192 794" svg:d="M113 704c340 29 981 77 1702 89 719 6 1971-37 2345-40 127 2-157-687-264-706-396-27-892 56-1729 63-839 13-1749-36-2104-110-121-16-48 692 50 704z">
          <text:p/>
        </draw:path>
        <draw:path draw:style-name="gr2" draw:text-style-name="P1" draw:layer="layout" svg:width="0.902cm" svg:height="0.661cm" draw:transform="skewX (0.001221730476396) rotate (-2.1556561591382) translate (1.80645731859439cm 7.514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3cm" svg:height="0.661cm" draw:transform="skewX (0.00244346095279186) rotate (-2.1556561591382) translate (1.7854736659504cm 3.65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4.281cm" svg:height="4.872cm" draw:transform="skewX (0.000174532925199433) rotate (0.0980875039620813) translate (4.7468523488188cm 3.35562450014178cm)" svg:viewBox="0 0 4282 4873" svg:d="M408 77c2692-340 4043 460 3857 2215-188 1755-1687 2757-4166 2556-188-10-109-787 247-789 1452 105 3145 1 3282-1607 139-1607-1859-1985-3249-1597-283-9-272-734 29-778z">
          <text:p/>
        </draw:path>
        <draw:path draw:style-name="gr2" draw:text-style-name="P1" draw:layer="layout" svg:width="0.903cm" svg:height="0.66cm" draw:transform="skewX (0.00122173047639598) rotate (-2.15652882376419) translate (5.7208736382087cm 3.51919549264572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4.191cm" svg:height="0.793cm" draw:transform="skewX (-0.000523598775598298) rotate (-1.55299396842455) translate (5.75700926835889cm 3.65565702879874cm)" svg:viewBox="0 0 4192 794" svg:d="M113 704c340 29 981 77 1702 89 719 6 1971-37 2345-40 127 2-157-687-264-706-396-27-892 56-1729 63-839 13-1749-36-2104-110-121-16-48 692 50 704z">
          <text:p/>
        </draw:path>
        <draw:path draw:style-name="gr2" draw:text-style-name="P1" draw:layer="layout" svg:width="0.902cm" svg:height="0.661cm" draw:transform="skewX (0.001221730476396) rotate (-2.1556561591382) translate (5.9064573185944cm 7.514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3cm" svg:height="0.661cm" draw:transform="skewX (0.00244346095279206) rotate (-2.1556561591382) translate (5.8854736659504cm 3.6573561881003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4:54:17.276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